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Web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Web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Web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Web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Web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T6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5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0" style:parent-style-name="NormalWeb" style:list-style-name="LFO1" style:family="paragraph">
      <style:text-properties fo:font-size="14pt" style:font-size-asian="14pt" style:font-size-complex="14pt"/>
    </style:style>
    <style:style style:name="P81" style:parent-style-name="NormalWeb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5" style:parent-style-name="Normal" style:family="paragraph">
      <style:paragraph-properties fo:margin-bottom="0in"/>
    </style:style>
    <style:style style:name="T86" style:parent-style-name="Fuentedepárrafopredeter." style:family="text">
      <style:text-properties fo:font-size="14pt" style:font-size-asian="14pt" style:font-size-complex="14pt"/>
    </style:style>
    <style:style style:name="P8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0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0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0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0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0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0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06" style:parent-style-name="Normal" style:family="paragraph">
      <style:paragraph-properties fo:margin-bottom="0in"/>
    </style:style>
    <style:style style:name="T107" style:parent-style-name="Fuentedepárrafopredeter." style:family="text">
      <style:text-properties fo:font-size="14pt" style:font-size-asian="14pt" style:font-size-complex="14pt"/>
    </style:style>
    <style:style style:name="T108" style:parent-style-name="Fuentedepárrafopredeter." style:family="text">
      <style:text-properties fo:font-size="14pt" style:font-size-asian="14pt" style:font-size-complex="14pt" fo:language="en" fo:country="US"/>
    </style:style>
    <style:style style:name="P10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1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1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1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1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14" style:parent-style-name="Normal" style:family="paragraph">
      <style:paragraph-properties fo:margin-bottom="0in"/>
    </style:style>
    <style:style style:name="T115" style:parent-style-name="Fuentedepárrafopredeter." style:family="text">
      <style:text-properties fo:font-size="14pt" style:font-size-asian="14pt" style:font-size-complex="14pt" fo:language="en" fo:country="US"/>
    </style:style>
    <style:style style:name="T116" style:parent-style-name="Fuentedepárrafopredeter." style:family="text">
      <style:text-properties fo:font-size="14pt" style:font-size-asian="14pt" style:font-size-complex="14pt"/>
    </style:style>
    <style:style style:name="P11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1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19" style:parent-style-name="Normal" style:family="paragraph">
      <style:paragraph-properties fo:margin-bottom="0in"/>
    </style:style>
    <style:style style:name="T120" style:parent-style-name="Fuentedepárrafopredeter." style:family="text">
      <style:text-properties fo:font-size="14pt" style:font-size-asian="14pt" style:font-size-complex="14pt"/>
    </style:style>
    <style:style style:name="P12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2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2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2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2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2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27" style:parent-style-name="Normal" style:family="paragraph">
      <style:paragraph-properties fo:margin-bottom="0in"/>
    </style:style>
    <style:style style:name="T128" style:parent-style-name="Fuentedepárrafopredeter." style:family="text">
      <style:text-properties fo:font-size="14pt" style:font-size-asian="14pt" style:font-size-complex="14pt" fo:language="en" fo:country="US"/>
    </style:style>
    <style:style style:name="P12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30" style:parent-style-name="Normal" style:family="paragraph">
      <style:paragraph-properties fo:margin-bottom="0in"/>
    </style:style>
    <style:style style:name="T131" style:parent-style-name="Fuentedepárrafopredeter." style:family="text">
      <style:text-properties fo:font-size="14pt" style:font-size-asian="14pt" style:font-size-complex="14pt" fo:language="en" fo:country="US"/>
    </style:style>
    <style:style style:name="T132" style:parent-style-name="Fuentedepárrafopredeter." style:family="text">
      <style:text-properties fo:font-size="14pt" style:font-size-asian="14pt" style:font-size-complex="14pt"/>
    </style:style>
    <style:style style:name="P13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3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3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3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37" style:parent-style-name="Normal" style:family="paragraph">
      <style:paragraph-properties fo:margin-bottom="0in"/>
    </style:style>
    <style:style style:name="T138" style:parent-style-name="Fuentedepárrafopredeter." style:family="text">
      <style:text-properties fo:font-size="14pt" style:font-size-asian="14pt" style:font-size-complex="14pt"/>
    </style:style>
    <style:style style:name="P13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4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41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42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4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4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4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46" style:parent-style-name="Normal" style:family="paragraph">
      <style:paragraph-properties fo:margin-bottom="0in"/>
    </style:style>
    <style:style style:name="T147" style:parent-style-name="Fuentedepárrafopredeter." style:family="text">
      <style:text-properties fo:font-size="14pt" style:font-size-asian="14pt" style:font-size-complex="14pt" fo:language="en" fo:country="US"/>
    </style:style>
    <style:style style:name="T148" style:parent-style-name="Fuentedepárrafopredeter." style:family="text">
      <style:text-properties fo:font-size="14pt" style:font-size-asian="14pt" style:font-size-complex="14pt"/>
    </style:style>
    <style:style style:name="P149" style:parent-style-name="Párrafodelista" style:list-style-name="LFO1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150" style:parent-style-name="Párrafodelista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151" style:parent-style-name="Norma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2" style:parent-style-name="Normal" style:family="paragraph">
      <style:paragraph-properties fo:margin-bottom="0in"/>
      <style:text-properties style:font-name="Times New Roman" style:font-name-asian="Times New Roman" fo:font-weight="bold" style:font-weight-asian="bold" style:font-weight-complex="bold" style:letter-kerning="false" fo:font-size="14pt" style:font-size-asian="14pt" style:font-size-complex="14pt"/>
    </style:style>
    <style:style style:name="P15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54" style:parent-style-name="Normal" style:family="paragraph">
      <style:paragraph-properties fo:margin-bottom="0in"/>
    </style:style>
    <style:style style:name="T155" style:parent-style-name="Fuentedepárrafopredeter." style:family="text">
      <style:text-properties fo:font-size="14pt" style:font-size-asian="14pt" style:font-size-complex="14pt"/>
    </style:style>
    <style:style style:name="T156" style:parent-style-name="Fuentedepárrafopredeter." style:family="text">
      <style:text-properties fo:font-size="14pt" style:font-size-asian="14pt" style:font-size-complex="14pt" fo:language="en" fo:country="US"/>
    </style:style>
    <style:style style:name="P157" style:parent-style-name="Normal" style:family="paragraph">
      <style:paragraph-properties fo:margin-bottom="0in"/>
    </style:style>
    <style:style style:name="T158" style:parent-style-name="Fuentedepárrafopredeter." style:family="text">
      <style:text-properties fo:font-size="14pt" style:font-size-asian="14pt" style:font-size-complex="14pt" fo:language="en" fo:country="US"/>
    </style:style>
    <style:style style:name="P15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4" style:parent-style-name="Normal" style:family="paragraph">
      <style:paragraph-properties fo:margin-bottom="0in"/>
    </style:style>
    <style:style style:name="T165" style:parent-style-name="Fuentedepárrafopredeter." style:family="text">
      <style:text-properties fo:font-size="14pt" style:font-size-asian="14pt" style:font-size-complex="14pt" fo:language="en" fo:country="US"/>
    </style:style>
    <style:style style:name="P16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9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7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1" style:parent-style-name="Normal" style:family="paragraph">
      <style:paragraph-properties fo:break-before="page" fo:margin-bottom="0in"/>
    </style:style>
    <style:style style:name="P182" style:parent-style-name="NormalWeb" style:list-style-name="LFO1" style:family="paragraph">
      <style:text-properties fo:font-size="14pt" style:font-size-asian="14pt" style:font-size-complex="14pt"/>
    </style:style>
    <style:style style:name="P18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8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6" style:parent-style-name="Normal" style:family="paragraph">
      <style:paragraph-properties fo:margin-bottom="0in"/>
    </style:style>
    <style:style style:name="T197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8" style:parent-style-name="Fuentedepárrafopredeter." style:family="text">
      <style:text-properties fo:font-size="14pt" style:font-size-asian="14pt" style:font-size-complex="14pt" fo:language="en" fo:country="US"/>
    </style:style>
    <style:style style:name="P199" style:parent-style-name="Normal" style:family="paragraph">
      <style:paragraph-properties fo:margin-bottom="0in"/>
    </style:style>
    <style:style style:name="T200" style:parent-style-name="Fuentedepárrafopredeter." style:family="text">
      <style:text-properties fo:font-size="14pt" style:font-size-asian="14pt" style:font-size-complex="14pt" fo:language="en" fo:country="US"/>
    </style:style>
    <style:style style:name="P20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7" style:parent-style-name="Normal" style:family="paragraph">
      <style:paragraph-properties fo:break-before="page"/>
    </style:style>
    <style:style style:name="P208" style:parent-style-name="NormalWeb" style:list-style-name="LFO1" style:family="paragraph">
      <style:text-properties fo:font-size="14pt" style:font-size-asian="14pt" style:font-size-complex="14pt"/>
    </style:style>
    <style:style style:name="P20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1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1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1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14" style:parent-style-name="Normal" style:family="paragraph">
      <style:paragraph-properties fo:margin-bottom="0in"/>
    </style:style>
    <style:style style:name="T215" style:parent-style-name="Fuentedepárrafopredeter." style:family="text">
      <style:text-properties fo:font-size="14pt" style:font-size-asian="14pt" style:font-size-complex="14pt"/>
    </style:style>
    <style:style style:name="T216" style:parent-style-name="Fuentedepárrafopredeter." style:family="text">
      <style:text-properties fo:font-size="14pt" style:font-size-asian="14pt" style:font-size-complex="14pt" fo:language="en" fo:country="US"/>
    </style:style>
    <style:style style:name="P217" style:parent-style-name="Normal" style:family="paragraph">
      <style:paragraph-properties fo:margin-bottom="0in"/>
    </style:style>
    <style:style style:name="T218" style:parent-style-name="Fuentedepárrafopredeter." style:family="text">
      <style:text-properties fo:font-size="14pt" style:font-size-asian="14pt" style:font-size-complex="14pt" fo:language="en" fo:country="US"/>
    </style:style>
    <style:style style:name="P21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20" style:parent-style-name="Normal" style:family="paragraph">
      <style:paragraph-properties fo:margin-bottom="0in"/>
    </style:style>
    <style:style style:name="T221" style:parent-style-name="Fuentedepárrafopredeter." style:family="text">
      <style:text-properties fo:font-size="14pt" style:font-size-asian="14pt" style:font-size-complex="14pt" fo:language="en" fo:country="US"/>
    </style:style>
    <style:style style:name="T222" style:parent-style-name="Fuentedepárrafopredeter." style:family="text">
      <style:text-properties fo:font-size="14pt" style:font-size-asian="14pt" style:font-size-complex="14pt"/>
    </style:style>
    <style:style style:name="P22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2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2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2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27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22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2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9" style:parent-style-name="Normal" style:family="paragraph">
      <style:paragraph-properties fo:margin-bottom="0in"/>
    </style:style>
    <style:style style:name="T240" style:parent-style-name="Fuentedepárrafopredeter." style:family="text">
      <style:text-properties fo:font-size="14pt" style:font-size-asian="14pt" style:font-size-complex="14pt" fo:language="en" fo:country="US"/>
    </style:style>
    <style:style style:name="T241" style:parent-style-name="Fuentedepárrafopredeter." style:family="text">
      <style:text-properties fo:font-size="14pt" style:font-size-asian="14pt" style:font-size-complex="14pt"/>
    </style:style>
    <style:style style:name="P24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4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4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45" style:parent-style-name="Normal" style:family="paragraph">
      <style:paragraph-properties fo:margin-bottom="0in"/>
    </style:style>
    <style:style style:name="T246" style:parent-style-name="Fuentedepárrafopredeter." style:family="text">
      <style:text-properties fo:font-size="14pt" style:font-size-asian="14pt" style:font-size-complex="14pt"/>
    </style:style>
    <style:style style:name="P247" style:parent-style-name="NormalWeb" style:list-style-name="LFO1" style:family="paragraph">
      <style:paragraph-properties fo:break-before="page"/>
      <style:text-properties fo:font-size="14pt" style:font-size-asian="14pt" style:font-size-complex="14pt"/>
    </style:style>
    <style:style style:name="P24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4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50" style:parent-style-name="Normal" style:family="paragraph">
      <style:paragraph-properties fo:margin-bottom="0in"/>
    </style:style>
    <style:style style:name="T251" style:parent-style-name="Fuentedepárrafopredeter." style:family="text">
      <style:text-properties fo:font-size="14pt" style:font-size-asian="14pt" style:font-size-complex="14pt"/>
    </style:style>
    <style:style style:name="T252" style:parent-style-name="Fuentedepárrafopredeter." style:family="text">
      <style:text-properties fo:font-size="14pt" style:font-size-asian="14pt" style:font-size-complex="14pt" fo:language="en" fo:country="US"/>
    </style:style>
    <style:style style:name="P25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5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5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5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5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5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5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9" style:parent-style-name="Normal" style:family="paragraph">
      <style:paragraph-properties fo:break-before="page"/>
    </style:style>
    <style:style style:name="P270" style:parent-style-name="NormalWeb" style:list-style-name="LFO1" style:family="paragraph">
      <style:text-properties fo:font-size="14pt" style:font-size-asian="14pt" style:font-size-complex="14pt"/>
    </style:style>
    <style:style style:name="P27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7" style:parent-style-name="Normal" style:family="paragraph">
      <style:paragraph-properties fo:break-before="page"/>
    </style:style>
    <style:style style:name="P288" style:parent-style-name="NormalWeb" style:list-style-name="LFO1" style:family="paragraph">
      <style:text-properties fo:font-size="14pt" style:font-size-asian="14pt" style:font-size-complex="14pt"/>
    </style:style>
    <style:style style:name="P28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9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9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9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9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94" style:parent-style-name="Normal" style:family="paragraph">
      <style:paragraph-properties fo:margin-bottom="0in"/>
    </style:style>
    <style:style style:name="T295" style:parent-style-name="Fuentedepárrafopredeter." style:family="text">
      <style:text-properties fo:font-size="14pt" style:font-size-asian="14pt" style:font-size-complex="14pt"/>
    </style:style>
    <style:style style:name="T296" style:parent-style-name="Fuentedepárrafopredeter." style:family="text">
      <style:text-properties fo:font-size="14pt" style:font-size-asian="14pt" style:font-size-complex="14pt" fo:language="en" fo:country="US"/>
    </style:style>
    <style:style style:name="P29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9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9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0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0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02" style:parent-style-name="Normal" style:family="paragraph">
      <style:paragraph-properties fo:margin-bottom="0in"/>
    </style:style>
    <style:style style:name="T303" style:parent-style-name="Fuentedepárrafopredeter." style:family="text">
      <style:text-properties fo:font-size="14pt" style:font-size-asian="14pt" style:font-size-complex="14pt" fo:language="en" fo:country="US"/>
    </style:style>
    <style:style style:name="T304" style:parent-style-name="Fuentedepárrafopredeter." style:family="text">
      <style:text-properties fo:font-size="14pt" style:font-size-asian="14pt" style:font-size-complex="14pt"/>
    </style:style>
    <style:style style:name="P30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0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0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0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0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1" style:parent-style-name="Normal" style:family="paragraph">
      <style:paragraph-properties fo:margin-bottom="0in"/>
    </style:style>
    <style:style style:name="T312" style:parent-style-name="Fuentedepárrafopredeter." style:family="text">
      <style:text-properties fo:font-size="14pt" style:font-size-asian="14pt" style:font-size-complex="14pt" fo:language="en" fo:country="US"/>
    </style:style>
    <style:style style:name="T313" style:parent-style-name="Fuentedepárrafopredeter." style:family="text">
      <style:text-properties fo:font-size="14pt" style:font-size-asian="14pt" style:font-size-complex="14pt"/>
    </style:style>
    <style:style style:name="P31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1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1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1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18" style:parent-style-name="Normal" style:family="paragraph">
      <style:paragraph-properties fo:margin-bottom="0in"/>
    </style:style>
    <style:style style:name="T319" style:parent-style-name="Fuentedepárrafopredeter." style:family="text">
      <style:text-properties fo:font-size="14pt" style:font-size-asian="14pt" style:font-size-complex="14pt"/>
    </style:style>
    <style:style style:name="P320" style:parent-style-name="NormalWeb" style:list-style-name="LFO1" style:family="paragraph">
      <style:paragraph-properties fo:break-before="page"/>
      <style:text-properties fo:font-size="14pt" style:font-size-asian="14pt" style:font-size-complex="14pt"/>
    </style:style>
    <style:style style:name="P321" style:parent-style-name="NormalWeb" style:family="paragraph">
      <style:paragraph-properties fo:margin-top="0in" fo:margin-bottom="0in"/>
      <style:text-properties fo:font-size="14pt" style:font-size-asian="14pt" style:font-size-complex="14pt"/>
    </style:style>
    <style:style style:name="P322" style:parent-style-name="NormalWeb" style:family="paragraph">
      <style:paragraph-properties fo:margin-top="0in" fo:margin-bottom="0in"/>
    </style:style>
    <style:style style:name="T323" style:parent-style-name="Fuentedepárrafopredeter." style:family="text">
      <style:text-properties fo:font-size="14pt" style:font-size-asian="14pt" style:font-size-complex="14pt"/>
    </style:style>
    <style:style style:name="T324" style:parent-style-name="Fuentedepárrafopredeter." style:family="text">
      <style:text-properties fo:font-size="14pt" style:font-size-asian="14pt" style:font-size-complex="14pt" fo:language="en" fo:country="US"/>
    </style:style>
    <style:style style:name="P325" style:parent-style-name="NormalWeb" style:family="paragraph">
      <style:paragraph-properties fo:margin-top="0in" fo:margin-bottom="0in"/>
      <style:text-properties fo:font-size="14pt" style:font-size-asian="14pt" style:font-size-complex="14pt" fo:language="en" fo:country="US"/>
    </style:style>
    <style:style style:name="P326" style:parent-style-name="NormalWeb" style:family="paragraph">
      <style:paragraph-properties fo:margin-top="0in" fo:margin-bottom="0in"/>
      <style:text-properties fo:font-size="14pt" style:font-size-asian="14pt" style:font-size-complex="14pt" fo:language="en" fo:country="US"/>
    </style:style>
    <style:style style:name="P327" style:parent-style-name="NormalWeb" style:family="paragraph">
      <style:paragraph-properties fo:margin-top="0in" fo:margin-bottom="0in"/>
      <style:text-properties fo:font-size="14pt" style:font-size-asian="14pt" style:font-size-complex="14pt" fo:language="en" fo:country="US"/>
    </style:style>
    <style:style style:name="P328" style:parent-style-name="NormalWeb" style:family="paragraph">
      <style:paragraph-properties fo:margin-top="0in" fo:margin-bottom="0in"/>
      <style:text-properties fo:font-size="14pt" style:font-size-asian="14pt" style:font-size-complex="14pt" fo:language="en" fo:country="US"/>
    </style:style>
    <style:style style:name="P329" style:parent-style-name="NormalWeb" style:family="paragraph">
      <style:paragraph-properties fo:margin-top="0in" fo:margin-bottom="0in"/>
      <style:text-properties fo:font-size="14pt" style:font-size-asian="14pt" style:font-size-complex="14pt" fo:language="en" fo:country="US"/>
    </style:style>
    <style:style style:name="P330" style:parent-style-name="NormalWeb" style:family="paragraph">
      <style:paragraph-properties fo:margin-top="0in" fo:margin-bottom="0in"/>
    </style:style>
    <style:style style:name="T331" style:parent-style-name="Fuentedepárrafopredeter." style:family="text">
      <style:text-properties fo:font-size="14pt" style:font-size-asian="14pt" style:font-size-complex="14pt" fo:language="en" fo:country="US"/>
    </style:style>
    <style:style style:name="T332" style:parent-style-name="Fuentedepárrafopredeter." style:family="text">
      <style:text-properties fo:font-size="14pt" style:font-size-asian="14pt" style:font-size-complex="14pt"/>
    </style:style>
    <style:style style:name="P333" style:parent-style-name="NormalWeb" style:family="paragraph">
      <style:paragraph-properties fo:margin-top="0in" fo:margin-bottom="0in"/>
      <style:text-properties fo:font-size="14pt" style:font-size-asian="14pt" style:font-size-complex="14pt"/>
    </style:style>
    <style:style style:name="P334" style:parent-style-name="NormalWeb" style:family="paragraph">
      <style:paragraph-properties fo:margin-top="0in" fo:margin-bottom="0in"/>
      <style:text-properties fo:font-size="14pt" style:font-size-asian="14pt" style:font-size-complex="14pt"/>
    </style:style>
    <style:style style:name="P335" style:parent-style-name="Normal" style:family="paragraph">
      <style:text-properties fo:font-size="14pt" style:font-size-asian="14pt" style:font-size-complex="14pt"/>
    </style:style>
    <style:style style:name="P33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37" style:parent-style-name="Normal" style:family="paragraph">
      <style:paragraph-properties fo:margin-bottom="0in"/>
    </style:style>
    <style:style style:name="T338" style:parent-style-name="Fuentedepárrafopredeter." style:family="text">
      <style:text-properties fo:font-size="14pt" style:font-size-asian="14pt" style:font-size-complex="14pt"/>
    </style:style>
    <style:style style:name="T339" style:parent-style-name="Fuentedepárrafopredeter." style:family="text">
      <style:text-properties fo:font-size="14pt" style:font-size-asian="14pt" style:font-size-complex="14pt" fo:language="en" fo:country="US"/>
    </style:style>
    <style:style style:name="P34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0" style:parent-style-name="Normal" style:family="paragraph">
      <style:paragraph-properties fo:margin-bottom="0in"/>
    </style:style>
    <style:style style:name="T351" style:parent-style-name="Fuentedepárrafopredeter." style:family="text">
      <style:text-properties fo:font-size="14pt" style:font-size-asian="14pt" style:font-size-complex="14pt" fo:language="en" fo:country="US"/>
    </style:style>
    <style:style style:name="T352" style:parent-style-name="Fuentedepárrafopredeter." style:family="text">
      <style:text-properties fo:font-size="14pt" style:font-size-asian="14pt" style:font-size-complex="14pt"/>
    </style:style>
    <style:style style:name="P353" style:parent-style-name="Normal" style:family="paragraph">
      <style:paragraph-properties fo:margin-bottom="0in"/>
    </style:style>
    <style:style style:name="T354" style:parent-style-name="Fuentedepárrafopredeter." style:family="text">
      <style:text-properties fo:font-size="14pt" style:font-size-asian="14pt" style:font-size-complex="14pt"/>
    </style:style>
    <style:style style:name="P355" style:parent-style-name="NormalWeb" style:list-style-name="LFO1" style:family="paragraph">
      <style:paragraph-properties fo:break-before="page"/>
      <style:text-properties fo:font-size="14pt" style:font-size-asian="14pt" style:font-size-complex="14pt"/>
    </style:style>
    <style:style style:name="P356" style:parent-style-name="Normal" style:family="paragraph">
      <style:paragraph-properties fo:margin-bottom="0in"/>
    </style:style>
    <style:style style:name="T35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358" style:parent-style-name="Fuentedepárrafopredeter." style:family="text">
      <style:text-properties fo:font-size="14pt" style:font-size-asian="14pt" style:font-size-complex="14pt"/>
    </style:style>
    <style:style style:name="P35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6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61" style:parent-style-name="Normal" style:family="paragraph">
      <style:paragraph-properties fo:margin-bottom="0in"/>
    </style:style>
    <style:style style:name="T362" style:parent-style-name="Fuentedepárrafopredeter." style:family="text">
      <style:text-properties fo:font-size="14pt" style:font-size-asian="14pt" style:font-size-complex="14pt"/>
    </style:style>
    <style:style style:name="T363" style:parent-style-name="Fuentedepárrafopredeter." style:family="text">
      <style:text-properties fo:font-size="14pt" style:font-size-asian="14pt" style:font-size-complex="14pt" fo:language="en" fo:country="US"/>
    </style:style>
    <style:style style:name="P36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9" style:parent-style-name="Normal" style:family="paragraph">
      <style:paragraph-properties fo:margin-bottom="0in"/>
    </style:style>
    <style:style style:name="T370" style:parent-style-name="Fuentedepárrafopredeter." style:family="text">
      <style:text-properties fo:font-size="14pt" style:font-size-asian="14pt" style:font-size-complex="14pt" fo:language="en" fo:country="US"/>
    </style:style>
    <style:style style:name="T371" style:parent-style-name="Fuentedepárrafopredeter." style:family="text">
      <style:text-properties fo:font-size="14pt" style:font-size-asian="14pt" style:font-size-complex="14pt"/>
    </style:style>
    <style:style style:name="P37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7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7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7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76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7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3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7" style:parent-style-name="Normal" style:family="paragraph">
      <style:paragraph-properties fo:margin-bottom="0in"/>
    </style:style>
    <style:style style:name="T388" style:parent-style-name="Fuentedepárrafopredeter." style:family="text">
      <style:text-properties fo:font-size="14pt" style:font-size-asian="14pt" style:font-size-complex="14pt" fo:language="en" fo:country="US"/>
    </style:style>
    <style:style style:name="P389" style:parent-style-name="NormalWeb" style:list-style-name="LFO1" style:family="paragraph">
      <style:paragraph-properties fo:break-before="page"/>
      <style:text-properties fo:font-size="14pt" style:font-size-asian="14pt" style:font-size-complex="14pt"/>
    </style:style>
    <style:style style:name="P39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9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2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3" style:parent-style-name="Normal" style:family="paragraph">
      <style:paragraph-properties fo:margin-bottom="0in"/>
    </style:style>
    <style:style style:name="T394" style:parent-style-name="Fuentedepárrafopredeter." style:family="text">
      <style:text-properties fo:font-size="14pt" style:font-size-asian="14pt" style:font-size-complex="14pt" fo:language="en" fo:country="US"/>
    </style:style>
    <style:style style:name="T395" style:parent-style-name="Fuentedepárrafopredeter." style:family="text">
      <style:text-properties fo:font-size="14pt" style:font-size-asian="14pt" style:font-size-complex="14pt"/>
    </style:style>
    <style:style style:name="P39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9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9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9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0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0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02" style:parent-style-name="Normal" style:family="paragraph">
      <style:text-properties fo:font-size="14pt" style:font-size-asian="14pt" style:font-size-complex="14pt"/>
    </style:style>
    <style:style style:name="P40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04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5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9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0" style:parent-style-name="Normal" style:family="paragraph">
      <style:paragraph-properties fo:margin-bottom="0in"/>
    </style:style>
    <style:style style:name="T411" style:parent-style-name="Fuentedepárrafopredeter." style:family="text">
      <style:text-properties fo:font-size="14pt" style:font-size-asian="14pt" style:font-size-complex="14pt"/>
    </style:style>
    <style:style style:name="P412" style:parent-style-name="NormalWeb" style:list-style-name="LFO1" style:family="paragraph">
      <style:paragraph-properties fo:break-before="page"/>
      <style:text-properties fo:font-size="14pt" style:font-size-asian="14pt" style:font-size-complex="14pt"/>
    </style:style>
    <style:style style:name="P413" style:parent-style-name="NormalWeb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14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15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16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17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18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19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20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21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22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23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24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25" style:parent-style-name="NormalWeb" style:family="paragraph">
      <style:paragraph-properties fo:margin-top="0in" fo:margin-bottom="0in" fo:margin-left="0.5in">
        <style:tab-stops/>
      </style:paragraph-properties>
    </style:style>
    <style:style style:name="T426" style:parent-style-name="Fuentedepárrafopredeter." style:family="text">
      <style:text-properties fo:font-size="14pt" style:font-size-asian="14pt" style:font-size-complex="14pt" fo:language="en" fo:country="US"/>
    </style:style>
    <style:style style:name="P427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28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29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30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31" style:parent-style-name="NormalWeb" style:family="paragraph">
      <style:paragraph-properties fo:margin-top="0in" fo:margin-bottom="0in"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32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33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34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35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/>
    </style:style>
    <style:style style:name="P436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/>
    </style:style>
    <style:style style:name="P437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/>
    </style:style>
    <style:style style:name="P438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/>
    </style:style>
    <style:style style:name="P439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/>
    </style:style>
    <style:style style:name="P440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41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42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3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4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5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6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7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8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/>
    </style:style>
    <style:style style:name="P449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0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1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2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3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4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5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6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7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58" style:parent-style-name="NormalWeb" style:family="paragraph">
      <style:paragraph-properties fo:margin-left="0.5in">
        <style:tab-stops/>
      </style:paragraph-properties>
    </style:style>
    <style:style style:name="T459" style:parent-style-name="Fuentedepárrafopredeter." style:family="text">
      <style:text-properties fo:font-size="14pt" style:font-size-asian="14pt" style:font-size-complex="14pt"/>
    </style:style>
    <style:style style:name="T460" style:parent-style-name="Fuentedepárrafopredeter." style:family="text">
      <style:text-properties fo:font-size="14pt" style:font-size-asian="14pt" style:font-size-complex="14pt" fo:language="en" fo:country="US"/>
    </style:style>
    <style:style style:name="P461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62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63" style:parent-style-name="NormalWeb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/>
    </style:style>
    <style:style style:name="P464" style:parent-style-name="Normal" style:family="paragraph">
      <style:paragraph-properties fo:break-before="page"/>
    </style:style>
    <style:style style:name="P465" style:parent-style-name="Párrafodelista" style:list-style-name="LFO1" style:family="paragraph">
      <style:text-properties fo:font-size="14pt" style:font-size-asian="14pt" style:font-size-complex="14pt"/>
    </style:style>
    <style:style style:name="P466" style:parent-style-name="NormalWeb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P469" style:parent-style-name="Normal" style:family="paragraph">
      <style:text-properties fo:language="en" fo:country="US"/>
    </style:style>
    <style:style style:name="P470" style:parent-style-name="Normal" style:family="paragraph">
      <style:text-properties fo:language="en" fo:country="US"/>
    </style:style>
    <style:style style:name="P471" style:parent-style-name="Normal" style:family="paragraph">
      <style:text-properties fo:language="en" fo:country="US"/>
    </style:style>
    <style:style style:name="P472" style:parent-style-name="Normal" style:family="paragraph">
      <style:text-properties fo:language="en" fo:country="US"/>
    </style:style>
    <style:style style:name="P473" style:parent-style-name="Normal" style:family="paragraph">
      <style:text-properties fo:language="en" fo:country="US"/>
    </style:style>
    <style:style style:name="P474" style:parent-style-name="Normal" style:family="paragraph">
      <style:text-properties fo:language="en" fo:country="US"/>
    </style:style>
    <style:style style:name="P475" style:parent-style-name="Normal" style:family="paragraph">
      <style:text-properties fo:language="en" fo:country="US"/>
    </style:style>
    <style:style style:name="P476" style:parent-style-name="Normal" style:family="paragraph">
      <style:text-properties fo:language="en" fo:country="US"/>
    </style:style>
    <style:style style:name="P477" style:parent-style-name="Normal" style:family="paragraph">
      <style:text-properties fo:language="en" fo:country="US"/>
    </style:style>
    <style:style style:name="P478" style:parent-style-name="Normal" style:family="paragraph">
      <style:text-properties fo:language="en" fo:country="US"/>
    </style:style>
    <style:style style:name="P479" style:parent-style-name="Normal" style:family="paragraph">
      <style:text-properties fo:language="en" fo:country="US"/>
    </style:style>
    <style:style style:name="P480" style:parent-style-name="Normal" style:family="paragraph">
      <style:text-properties fo:language="en" fo:country="US"/>
    </style:style>
    <style:style style:name="P481" style:parent-style-name="NormalWeb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82" style:parent-style-name="NormalWeb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83" style:parent-style-name="Normal" style:family="paragraph">
      <style:text-properties fo:language="en" fo:country="US"/>
    </style:style>
    <style:style style:name="P484" style:parent-style-name="Normal" style:family="paragraph">
      <style:text-properties fo:language="en" fo:country="US"/>
    </style:style>
    <style:style style:name="P485" style:parent-style-name="NormalWeb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486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87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88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89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90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91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92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93" style:parent-style-name="NormalWeb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94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95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96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97" style:parent-style-name="NormalWeb" style:family="paragraph">
      <style:paragraph-properties fo:margin-left="0.5in">
        <style:tab-stops/>
      </style:paragraph-properties>
    </style:style>
    <style:style style:name="T498" style:parent-style-name="Fuentedepárrafopredeter." style:family="text">
      <style:text-properties fo:font-size="14pt" style:font-size-asian="14pt" style:font-size-complex="14pt" fo:language="en" fo:country="US"/>
    </style:style>
    <style:style style:name="T499" style:parent-style-name="Fuentedepárrafopredeter." style:family="text">
      <style:text-properties fo:font-size="14pt" style:font-size-asian="14pt" style:font-size-complex="14pt"/>
    </style:style>
    <style:style style:name="P500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01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02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03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04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05" style:parent-style-name="NormalWeb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06" style:parent-style-name="Normal" style:family="paragraph">
      <style:paragraph-properties fo:break-before="page"/>
    </style:style>
    <style:style style:name="P507" style:parent-style-name="NormalWeb" style:list-style-name="LFO1" style:family="paragraph">
      <style:text-properties fo:font-size="14pt" style:font-size-asian="14pt" style:font-size-complex="14pt"/>
    </style:style>
    <style:style style:name="P508" style:parent-style-name="Párrafodelista" style:family="paragraph">
      <style:text-properties style:font-name="Times New Roman" style:font-name-asian="Times New Roman" fo:font-weight="bold" style:font-weight-asian="bold" style:font-weight-complex="bold" style:letter-kerning="false" fo:font-size="14pt" style:font-size-asian="14pt" style:font-size-complex="14pt"/>
    </style:style>
    <style:style style:name="T509" style:parent-style-name="Fuentedepárrafopredeter." style:family="text">
      <style:text-properties fo:language="en" fo:country="US"/>
    </style:style>
    <style:style style:name="P510" style:parent-style-name="Párrafodelista" style:family="paragraph">
      <style:text-properties fo:language="en" fo:country="US"/>
    </style:style>
    <style:style style:name="P511" style:parent-style-name="Párrafodelista" style:family="paragraph">
      <style:text-properties fo:language="en" fo:country="US"/>
    </style:style>
    <style:style style:name="P512" style:parent-style-name="Párrafodelista" style:family="paragraph">
      <style:text-properties fo:language="en" fo:country="US"/>
    </style:style>
    <style:style style:name="P513" style:parent-style-name="Párrafodelista" style:family="paragraph">
      <style:text-properties fo:language="en" fo:country="US"/>
    </style:style>
    <style:style style:name="P514" style:parent-style-name="Párrafodelista" style:family="paragraph">
      <style:text-properties style:font-name="Times New Roman" style:font-name-asian="Times New Roman" fo:font-weight="bold" style:font-weight-asian="bold" style:font-weight-complex="bold" style:letter-kerning="false" fo:font-size="14pt" style:font-size-asian="14pt" style:font-size-complex="14pt"/>
    </style:style>
    <style:style style:name="P515" style:parent-style-name="Párrafodelista" style:family="paragraph">
      <style:text-properties fo:language="en" fo:country="US"/>
    </style:style>
    <style:style style:name="P516" style:parent-style-name="Párrafodelista" style:family="paragraph">
      <style:text-properties fo:language="en" fo:country="US"/>
    </style:style>
    <style:style style:name="P517" style:parent-style-name="Párrafodelista" style:family="paragraph">
      <style:text-properties fo:language="en" fo:country="US"/>
    </style:style>
    <style:style style:name="P518" style:parent-style-name="Párrafodelista" style:family="paragraph">
      <style:text-properties fo:language="en" fo:country="US"/>
    </style:style>
    <style:style style:name="P519" style:parent-style-name="Párrafodelista" style:family="paragraph">
      <style:text-properties fo:language="en" fo:country="US"/>
    </style:style>
    <style:style style:name="P520" style:parent-style-name="Párrafodelista" style:family="paragraph">
      <style:text-properties fo:language="en" fo:country="US"/>
    </style:style>
    <style:style style:name="P521" style:parent-style-name="Párrafodelista" style:family="paragraph">
      <style:text-properties style:font-name="Times New Roman" style:font-name-asian="Times New Roman" fo:font-weight="bold" style:font-weight-asian="bold" style:font-weight-complex="bold" style:letter-kerning="false" fo:font-size="14pt" style:font-size-asian="14pt" style:font-size-complex="14pt" fo:language="en" fo:country="US"/>
    </style:style>
    <style:style style:name="P522" style:parent-style-name="Párrafodelista" style:family="paragraph">
      <style:text-properties fo:language="en" fo:country="US"/>
    </style:style>
    <style:style style:name="P523" style:parent-style-name="Párrafodelista" style:family="paragraph">
      <style:text-properties fo:language="en" fo:country="US"/>
    </style:style>
    <style:style style:name="P524" style:parent-style-name="Párrafodelista" style:family="paragraph">
      <style:text-properties fo:language="en" fo:country="US"/>
    </style:style>
    <style:style style:name="P525" style:parent-style-name="Párrafodelista" style:family="paragraph">
      <style:text-properties fo:language="en" fo:country="US"/>
    </style:style>
  </office:automatic-styles>
  <office:body>
    <office:text text:use-soft-page-breaks="true">
      <text:p text:style-name="P1">Crear 3–4 usuarios de prueba</text:p>
      <text:p text:style-name="P2">Admin (permiso total)<text:line-break/></text:p>
      <text:p text:style-name="P3">mutation {</text:p>
      <text:p text:style-name="P4"><text:s text:c="2"/>createUser(input:{</text:p>
      <text:p text:style-name="P5"><text:s text:c="4"/>name:"Admin"</text:p>
      <text:p text:style-name="P6"><text:s text:c="4"/>email:"admin@example.com"</text:p>
      <text:p text:style-name="P7"><text:s text:c="4"/>password:"Admin123!"</text:p>
      <text:p text:style-name="P8"><text:s text:c="4"/>permissions:[</text:p>
      <text:p text:style-name="P9"><text:s text:c="6"/>{module: USERS, permission: MUTATE}</text:p>
      <text:p text:style-name="P10"><text:s text:c="6"/>{module: HABITS, permission: MUTATE}</text:p>
      <text:p text:style-name="P11"><text:s text:c="6"/>{module: ROUTINES, permission: MUTATE}</text:p>
      <text:p text:style-name="P12"><text:s text:c="6"/>{module: REMINDERS, permission: MUTATE}</text:p>
      <text:p text:style-name="P13"><text:s text:c="6"/>{module: GUIDES, permission: MUTATE}</text:p>
      <text:p text:style-name="P14"><text:s text:c="6"/>{module: PROGRESS, permission: MUTATE}</text:p>
      <text:p text:style-name="P15"><text:s text:c="4"/>]</text:p>
      <text:p text:style-name="P16"><text:s text:c="2"/>}) { id email }</text:p>
      <text:p text:style-name="P17">}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bookmark-start text:name="_Hlk209428825"/>Coach</text:p>
      <text:p text:style-name="P26">mutation {</text:p>
      <text:soft-page-break/>
      <text:p text:style-name="P27"><text:s text:c="2"/></text:p>
      <text:p text:style-name="P28">createUser(input:{</text:p>
      <text:p text:style-name="P29"><text:s text:c="4"/>name:"Coach"</text:p>
      <text:p text:style-name="P30"><text:s text:c="4"/>email:"coach@example.com"</text:p>
      <text:p text:style-name="P31"><text:s text:c="4"/>password:"Coach123!"</text:p>
      <text:p text:style-name="P32"><text:s text:c="4"/>isCoach:true</text:p>
      <text:p text:style-name="P33"><text:s text:c="4"/>permissions:[</text:p>
      <text:p text:style-name="P34"><text:s text:c="6"/>{module: HABITS, permission: MUTATE}</text:p>
      <text:p text:style-name="P35"><text:s text:c="6"/>{module: ROUTINES, permission: MUTATE}</text:p>
      <text:p text:style-name="P36"><text:s text:c="6"/>{module: REMINDERS, permission: MUTATE}</text:p>
      <text:p text:style-name="P37"><text:s text:c="4"/>]</text:p>
      <text:p text:style-name="P38"><text:s text:c="2"/>}) { id email isCoach }</text:p>
      <text:p text:style-name="P39">}</text:p>
      <text:p text:style-name="P40"><text:bookmark-end text:name="_Hlk209428825"/></text:p>
      <text:p text:style-name="P41"/>
      <text:p text:style-name="P42">Auditor</text:p>
      <text:p text:style-name="P43">mutation {</text:p>
      <text:p text:style-name="P44"><text:s text:c="2"/>createUser(input:{</text:p>
      <text:p text:style-name="P45"><text:s text:c="4"/>name:"Auditor"</text:p>
      <text:p text:style-name="P46"><text:s text:c="4"/>email:"auditor@example.com"</text:p>
      <text:p text:style-name="P47"><text:s text:c="4"/>password:"Audit123!"</text:p>
      <text:p text:style-name="P48"><text:s text:c="4"/>isAuditor:true</text:p>
      <text:p text:style-name="P49"><text:s text:c="2"/>}) { id email isAuditor }</text:p>
      <text:p text:style-name="Normal">}</text:p>
      <text:p text:style-name="Normal"/>
      <text:p text:style-name="Normal"/>
      <text:soft-page-break/>
      <text:p text:style-name="P50">Usuario normal (sin permisos de módulo)</text:p>
      <text:p text:style-name="P51">mutation {</text:p>
      <text:p text:style-name="P52"><text:s text:c="2"/>createUser(input:{</text:p>
      <text:p text:style-name="P53"><text:s text:c="4"/>name:"User Normal"</text:p>
      <text:p text:style-name="P54"><text:s text:c="4"/>email:"user.normal@example.com"</text:p>
      <text:p text:style-name="P55"><text:s text:c="4"/>password:"User123!"</text:p>
      <text:p text:style-name="P56"><text:s text:c="4"/>permissions:[]</text:p>
      <text:p text:style-name="P57"><text:s text:c="2"/>}) { id email }</text:p>
      <text:p text:style-name="P58">}</text:p>
      <text:p text:style-name="P59">Usuario normal (sin permisos necesidad de token)</text:p>
      <text:p text:style-name="P60">mutation {</text:p>
      <text:p text:style-name="P61"><text:s text:c="2"/>register(name: "Juan Pérez", email: "juan@example.com", password: "123456") {</text:p>
      <text:p text:style-name="P62"><text:s text:c="4"/>id name email isAuditor isCoach assignedCoachId permissions { module permission }</text:p>
      <text:p text:style-name="Normal"><text:span text:style-name="T63"><text:s text:c="2"/></text:span>}</text:p>
      <text:p text:style-name="Normal">}</text:p>
      <text:p text:style-name="NormalWeb"><text:span text:style-name="T64"><text:s/></text:span><text:span text:style-name="T65">Logins (guarda los tokens)</text:span></text:p>
      <text:p text:style-name="P66">mutation { login(email:"admin@example.com", <text:s/>password:"Admin123!") }</text:p>
      <text:p text:style-name="P67"><text:bookmark-start text:name="_Hlk209428891"/>mutation { login(email:"coach@example.com", <text:s/>password:"Coach123!") }</text:p>
      <text:p text:style-name="P68"><text:bookmark-end text:name="_Hlk209428891"/>mutation { login(email:"user.normal@example.com", password:"User123!") }</text:p>
      <text:p text:style-name="P69">mutation { login(email:" auditor@example.com ", password:" Audit123!") }</text:p>
      <text:p text:style-name="P70"/>
      <text:p text:style-name="P71">{</text:p>
      <text:p text:style-name="P72">  "Authorization": "Bearer "</text:p>
      <text:p text:style-name="Normal">}</text:p>
      <text:p text:style-name="P73"/>
      <text:p text:style-name="P74"/>
      <text:p text:style-name="P75"/>
      <text:p text:style-name="P76"/>
      <text:p text:style-name="P77"/>
      <text:p text:style-name="P78"/>
      <text:p text:style-name="P79">Mutaciones y Queries</text:p>
      <text:list text:style-name="LFO1" text:continue-numbering="true">
        <text:list-item>
          <text:p text:style-name="P80">Lista de Hábitos por Categoría: Página que muestra hábitos físicos, mentales, de sueño y alimentación.</text:p>
        </text:list-item>
      </text:list>
      <text:p text:style-name="P81">Crear Habitos</text:p>
      <text:p text:style-name="P82">mutation {</text:p>
      <text:p text:style-name="P83">  correr: createHabitActivity(input: {</text:p>
      <text:p text:style-name="P84">    name: "Correr"</text:p>
      <text:p text:style-name="P85"><text:span text:style-name="T86">    category: "FISICO"</text:span></text:p>
      <text:p text:style-name="P87">    description: "Correr 30 minutos"</text:p>
      <text:p text:style-name="P88">    duration: 30</text:p>
      <text:p text:style-name="P89">    targetTime: "07:00"</text:p>
      <text:p text:style-name="P90">    notes: "Al aire libre"</text:p>
      <text:p text:style-name="P91">  }) { id }</text:p>
      <text:p text:style-name="P92"/>
      <text:p text:style-name="P93">  meditacion: createHabitActivity(input: {</text:p>
      <text:p text:style-name="P94">    name: "Meditación"</text:p>
      <text:p text:style-name="P95">    category: "MENTAL"</text:p>
      <text:p text:style-name="P96">    description: "Meditar 10 minutos"</text:p>
      <text:p text:style-name="P97">    duration: 10</text:p>
      <text:p text:style-name="P98">    targetTime: "08:00"</text:p>
      <text:p text:style-name="P99">    notes: ""</text:p>
      <text:p text:style-name="P100">  }) { id }</text:p>
      <text:p text:style-name="P101"/>
      <text:p text:style-name="P102">  dormir: createHabitActivity(input: {</text:p>
      <text:p text:style-name="P103">    name: "Dormir temprano"</text:p>
      <text:p text:style-name="P104">    category: "SUEÑO"</text:p>
      <text:p text:style-name="P105">    description: "Dormir antes de las 10pm"</text:p>
      <text:soft-page-break/>
      <text:p text:style-name="P106"><text:span text:style-name="T107">   <text:s/></text:span><text:span text:style-name="T108">duration: 0</text:span></text:p>
      <text:p text:style-name="P109">    targetTime: "22:00"</text:p>
      <text:p text:style-name="P110">    notes: ""</text:p>
      <text:p text:style-name="P111">  }) { id }</text:p>
      <text:p text:style-name="P112"/>
      <text:p text:style-name="P113">  desayuno: createHabitActivity(input: {</text:p>
      <text:p text:style-name="P114"><text:span text:style-name="T115">   <text:s/></text:span><text:span text:style-name="T116">name: "Desayuno saludable"</text:span></text:p>
      <text:p text:style-name="P117">    category: "ALIMENTACION"</text:p>
      <text:p text:style-name="P118">    description: "Desayunar frutas y avena"</text:p>
      <text:p text:style-name="P119"><text:span text:style-name="T120">    duration: 0</text:span></text:p>
      <text:p text:style-name="P121">    targetTime: "08:30"</text:p>
      <text:p text:style-name="P122">    notes: ""</text:p>
      <text:p text:style-name="P123">  }) { id }</text:p>
      <text:p text:style-name="P124">}</text:p>
      <text:p text:style-name="P125"><text:line-break/>NOTA: <text:s/>Si se crea un habito uno por uno no se necesita poner el correr, desayuno o dormir sino que se haría de esta forma:</text:p>
      <text:p text:style-name="P126"><text:line-break/>mutation {</text:p>
      <text:p text:style-name="P127"><text:span text:style-name="T128"><text:s text:c="2"/>createHabitActivity(input: {</text:span></text:p>
      <text:p text:style-name="P129"><text:s text:c="4"/>name: "Correr"</text:p>
      <text:p text:style-name="P130"><text:span text:style-name="T131"><text:s text:c="4"/></text:span><text:span text:style-name="T132">category: "FISICO"</text:span></text:p>
      <text:p text:style-name="P133"><text:s text:c="4"/>description: "Correr 30 minutos"</text:p>
      <text:p text:style-name="P134"><text:s text:c="4"/>duration: 30</text:p>
      <text:p text:style-name="P135"><text:s text:c="4"/>targetTime: "07:00"</text:p>
      <text:p text:style-name="P136"><text:s text:c="4"/>notes: "Al aire libre"</text:p>
      <text:p text:style-name="P137"><text:span text:style-name="T138"><text:s text:c="2"/>}) { id }</text:span></text:p>
      <text:p text:style-name="P139">}</text:p>
      <text:p text:style-name="P140"/>
      <text:p text:style-name="P141">Listar Habitos Por Categoria</text:p>
      <text:p text:style-name="P142"/>
      <text:p text:style-name="P143">query {</text:p>
      <text:p text:style-name="P144">  getHabitActivitiesByCategory(category: "FISICO") {</text:p>
      <text:soft-page-break/>
      <text:p text:style-name="P145">    id name category</text:p>
      <text:p text:style-name="P146"><text:span text:style-name="T147"> <text:s/></text:span><text:span text:style-name="T148">}</text:span></text:p>
      <text:list text:style-name="LFO1" text:continue-numbering="true">
        <text:list-item>
          <text:p text:style-name="P149">Detalle de Hábito: Página que muestra la información completa de un hábito específico.</text:p>
        </text:list-item>
      </text:list>
      <text:p text:style-name="P150"/>
      <text:p text:style-name="P151">Detalle de Habito</text:p>
      <text:p text:style-name="P152">Por nombre</text:p>
      <text:p text:style-name="P153">query {</text:p>
      <text:p text:style-name="P154"><text:span text:style-name="T155"><text:s text:c="2"/></text:span><text:span text:style-name="T156">getHabitActivityByName(name: "Correr") {</text:span></text:p>
      <text:p text:style-name="P157"><text:span text:style-name="T158"><text:s text:c="4"/>id</text:span></text:p>
      <text:p text:style-name="P159"><text:s text:c="4"/>name</text:p>
      <text:p text:style-name="P160"><text:s text:c="4"/>category</text:p>
      <text:p text:style-name="P161"><text:s text:c="4"/>description</text:p>
      <text:p text:style-name="P162"><text:s text:c="4"/>duration</text:p>
      <text:p text:style-name="P163"><text:s text:c="4"/>targetTime</text:p>
      <text:p text:style-name="P164"><text:span text:style-name="T165"><text:s text:c="4"/>notes</text:span></text:p>
      <text:p text:style-name="P166"><text:s text:c="2"/>}</text:p>
      <text:p text:style-name="P167">}</text:p>
      <text:p text:style-name="P168"/>
      <text:p text:style-name="P169">Por ID</text:p>
      <text:p text:style-name="P170">query {</text:p>
      <text:p text:style-name="P171">  getHabitActivityById(id: 3) {</text:p>
      <text:p text:style-name="P172">    id</text:p>
      <text:p text:style-name="P173">    name</text:p>
      <text:p text:style-name="P174">    category</text:p>
      <text:p text:style-name="P175">    description</text:p>
      <text:p text:style-name="P176">    duration</text:p>
      <text:p text:style-name="P177">    targetTime</text:p>
      <text:p text:style-name="P178">    notes</text:p>
      <text:p text:style-name="P179">  }</text:p>
      <text:p text:style-name="P180">}</text:p>
      <text:p text:style-name="P181"/>
      <text:list text:style-name="LFO1" text:continue-numbering="true">
        <text:list-item>
          <text:p text:style-name="P182">Lista de Rutinas del Usuario: Página que muestra todas las rutinas creadas por el usuario autenticado.</text:p>
        </text:list-item>
      </text:list>
      <text:p text:style-name="P183">Crear Rutina (Con el autenticado)</text:p>
      <text:p text:style-name="P184">mutation {</text:p>
      <text:p text:style-name="P185">  createRoutine(input: {</text:p>
      <text:p text:style-name="P186">    title: "Rutina Mañana"</text:p>
      <text:p text:style-name="P187">    daysOfWeek: "MON,TUE,WED,THU,FRI"</text:p>
      <text:p text:style-name="P188">  }) {</text:p>
      <text:p text:style-name="P189">    id</text:p>
      <text:p text:style-name="P190">    title</text:p>
      <text:p text:style-name="P191">    userId</text:p>
      <text:p text:style-name="P192">    daysOfWeek</text:p>
      <text:p text:style-name="P193">  }</text:p>
      <text:p text:style-name="P194">}</text:p>
      <text:p text:style-name="P195"/>
      <text:p text:style-name="P196"><text:span text:style-name="T197">Listar Rutinas del autenticado</text:span><text:span text:style-name="T198"><text:line-break/>query {</text:span></text:p>
      <text:p text:style-name="P199"><text:span text:style-name="T200">  getMyRoutines {</text:span></text:p>
      <text:p text:style-name="P201">    id</text:p>
      <text:p text:style-name="P202">    title</text:p>
      <text:p text:style-name="P203">    daysOfWeek</text:p>
      <text:p text:style-name="P204">  }</text:p>
      <text:p text:style-name="P205">}</text:p>
      <text:p text:style-name="P206"/>
      <text:p text:style-name="P207"/>
      <text:list text:style-name="LFO1" text:continue-numbering="true">
        <text:list-item>
          <text:p text:style-name="P208">Detalle de Rutina: Página que muestra las actividades, días, y hábitos asociados a una rutina específica.</text:p>
        </text:list-item>
      </text:list>
      <text:p text:style-name="P209">Asociar Habitos a una rutina</text:p>
      <text:p text:style-name="P210">mutation {</text:p>
      <text:p text:style-name="P211"><text:s text:c="2"/>createRoutineHabit(input: {</text:p>
      <text:p text:style-name="P212"><text:s text:c="4"/>routineId: "1" <text:s text:c="2"/># Buscar en la BD el id de la rutina del punto 3</text:p>
      <text:p text:style-name="P213"><text:s text:c="4"/>habitId: "3" <text:s text:c="4"/># Buscar en la bd el id de un Habito</text:p>
      <text:p text:style-name="P214"><text:span text:style-name="T215"><text:s text:c="4"/></text:span><text:span text:style-name="T216">orderInRoutine: 1</text:span></text:p>
      <text:p text:style-name="P217"><text:span text:style-name="T218"><text:s text:c="4"/>targetTimeInRoutine: "07:00"</text:span></text:p>
      <text:p text:style-name="P219"><text:s text:c="4"/>notes: "Empezar suave"</text:p>
      <text:p text:style-name="P220"><text:span text:style-name="T221"><text:s text:c="2"/></text:span><text:span text:style-name="T222">}) {</text:span></text:p>
      <text:p text:style-name="P223"><text:s text:c="4"/>routineId</text:p>
      <text:p text:style-name="P224"><text:s text:c="4"/>habitId</text:p>
      <text:p text:style-name="P225"><text:s text:c="2"/>}</text:p>
      <text:p text:style-name="P226">}</text:p>
      <text:p text:style-name="P227">Detalle de la rutina</text:p>
      <text:p text:style-name="P228">query {</text:p>
      <text:p text:style-name="P229"><text:s text:c="2"/>getRoutineDetail(id: "1") {</text:p>
      <text:p text:style-name="P230"><text:s text:c="4"/>id</text:p>
      <text:p text:style-name="P231"><text:s text:c="4"/>title</text:p>
      <text:p text:style-name="P232"><text:s text:c="4"/>daysOfWeek</text:p>
      <text:p text:style-name="P233"><text:s text:c="4"/>habits {</text:p>
      <text:p text:style-name="P234"><text:s text:c="6"/>habitId</text:p>
      <text:p text:style-name="P235"><text:s text:c="6"/>name</text:p>
      <text:p text:style-name="P236"><text:s text:c="6"/>category</text:p>
      <text:p text:style-name="P237"><text:s text:c="6"/>description</text:p>
      <text:p text:style-name="P238"><text:s text:c="6"/>orderInRoutine</text:p>
      <text:p text:style-name="P239"><text:span text:style-name="T240"><text:s text:c="6"/></text:span><text:span text:style-name="T241">targetTimeInRoutine</text:span></text:p>
      <text:p text:style-name="P242"><text:s text:c="6"/>notes</text:p>
      <text:p text:style-name="P243"><text:s text:c="4"/>}</text:p>
      <text:p text:style-name="P244"><text:s text:c="2"/>}</text:p>
      <text:soft-page-break/>
      <text:p text:style-name="P245"><text:span text:style-name="T246">}</text:span></text:p>
      <text:soft-page-break/>
      <text:list text:style-name="LFO1" text:continue-numbering="true">
        <text:list-item>
          <text:p text:style-name="P247">Seguimiento Diario: Página donde el usuario registra qué actividades completó hoy.</text:p>
        </text:list-item>
      </text:list>
      <text:p text:style-name="P248">Marcar Habito/actividad como completada</text:p>
      <text:p text:style-name="P249">mutation {</text:p>
      <text:p text:style-name="P250"><text:span text:style-name="T251"> <text:s/></text:span><text:span text:style-name="T252">createCompletedActivity(input: {</text:span></text:p>
      <text:p text:style-name="P253">    userId: "3"</text:p>
      <text:p text:style-name="P254">    routineId: "1"</text:p>
      <text:p text:style-name="P255">    habitId: "3"</text:p>
      <text:p text:style-name="P256">    date: "2025-09-18"</text:p>
      <text:p text:style-name="P257">    completedAt: "07:30"</text:p>
      <text:p text:style-name="P258">    notes: "Me sentí bien"</text:p>
      <text:p text:style-name="P259">  }) {</text:p>
      <text:p text:style-name="P260">    id</text:p>
      <text:p text:style-name="P261">    userId</text:p>
      <text:p text:style-name="P262">    routineId</text:p>
      <text:p text:style-name="P263">    habitId</text:p>
      <text:p text:style-name="P264">    date</text:p>
      <text:p text:style-name="P265">    completedAt</text:p>
      <text:p text:style-name="P266">    notes</text:p>
      <text:p text:style-name="P267">  }</text:p>
      <text:p text:style-name="P268">}</text:p>
      <text:p text:style-name="P269"/>
      <text:list text:style-name="LFO1" text:continue-numbering="true">
        <text:list-item>
          <text:p text:style-name="P270">Progreso Semanal: Página que muestra gráficamente el cumplimiento semanal de rutinas.</text:p>
        </text:list-item>
      </text:list>
      <text:p text:style-name="P271">Ver Actividades completadas a la semana por rango de fechas</text:p>
      <text:p text:style-name="P272">query {</text:p>
      <text:p text:style-name="P273">  getMyCompletedActivitiesPerWeek(startDate: "2025-09-16", endDate: "2025-09-22") {</text:p>
      <text:p text:style-name="P274">    weekLabel</text:p>
      <text:p text:style-name="P275">    routines {</text:p>
      <text:p text:style-name="P276">      routineId</text:p>
      <text:p text:style-name="P277">      routineTitle</text:p>
      <text:p text:style-name="P278">      completedHabits {</text:p>
      <text:p text:style-name="P279">        id</text:p>
      <text:p text:style-name="P280">        habitId</text:p>
      <text:p text:style-name="P281">        completedAt</text:p>
      <text:p text:style-name="P282">      }</text:p>
      <text:p text:style-name="P283">    }</text:p>
      <text:p text:style-name="P284">    totalCompleted</text:p>
      <text:p text:style-name="P285">  }</text:p>
      <text:p text:style-name="P286">}</text:p>
      <text:p text:style-name="P287"/>
      <text:list text:style-name="LFO1" text:continue-numbering="true">
        <text:list-item>
          <text:p text:style-name="P288">Guías Recomendadas: Página que muestra guías filtradas por categoría y perfil del usuario.</text:p>
        </text:list-item>
      </text:list>
      <text:p text:style-name="P289">Crear Guia</text:p>
      <text:p text:style-name="P290">mutation {</text:p>
      <text:p text:style-name="P291"><text:s text:c="2"/>createGuide(input: {</text:p>
      <text:p text:style-name="P292"><text:s text:c="4"/>title: "Guía para madrugar"</text:p>
      <text:p text:style-name="P293"><text:s text:c="4"/>content: "Consejos para levantarse temprano..."</text:p>
      <text:p text:style-name="P294"><text:span text:style-name="T295"><text:s text:c="4"/></text:span><text:span text:style-name="T296">category: "SUEÑO"</text:span></text:p>
      <text:p text:style-name="P297"><text:s text:c="4"/>userId: "3"</text:p>
      <text:p text:style-name="P298"><text:s text:c="2"/>}) {</text:p>
      <text:p text:style-name="P299"><text:s text:c="4"/>id</text:p>
      <text:p text:style-name="P300"><text:s text:c="4"/>title</text:p>
      <text:p text:style-name="P301"><text:s text:c="4"/>category</text:p>
      <text:p text:style-name="P302"><text:span text:style-name="T303"><text:s text:c="4"/></text:span><text:span text:style-name="T304">userId</text:span></text:p>
      <text:p text:style-name="P305"><text:s text:c="2"/>}</text:p>
      <text:p text:style-name="P306">}</text:p>
      <text:p text:style-name="P307"/>
      <text:p text:style-name="P308">Listar por categoría y usuario</text:p>
      <text:p text:style-name="P309">query {</text:p>
      <text:p text:style-name="P310"><text:s text:c="2"/>getGuidesByCategoryAndUser(category: "SUEÑO", userId: "1") {</text:p>
      <text:p text:style-name="P311"><text:span text:style-name="T312"><text:s text:c="4"/></text:span><text:span text:style-name="T313">id</text:span></text:p>
      <text:p text:style-name="P314"><text:s text:c="4"/>title</text:p>
      <text:p text:style-name="P315"><text:s text:c="4"/>category</text:p>
      <text:p text:style-name="P316"><text:s text:c="4"/>userId</text:p>
      <text:p text:style-name="P317"><text:s text:c="2"/>}</text:p>
      <text:p text:style-name="P318"><text:span text:style-name="T319">}</text:span></text:p>
      <text:soft-page-break/>
      <text:list text:style-name="LFO1" text:continue-numbering="true">
        <text:list-item>
          <text:p text:style-name="P320">Detalle de Guía: Página que despliega el contenido completo de una guía seleccionada.</text:p>
        </text:list-item>
      </text:list>
      <text:p text:style-name="P321">Asociar un habito a la guía<text:line-break/>mutation {</text:p>
      <text:p text:style-name="P322"><text:span text:style-name="T323"> <text:s/></text:span><text:span text:style-name="T324">createGuideHabit(input: {</text:span></text:p>
      <text:p text:style-name="P325">    guideId: 2<text:s/></text:p>
      <text:p text:style-name="P326">    habitId: 3<text:s/></text:p>
      <text:p text:style-name="P327">  }) {</text:p>
      <text:p text:style-name="P328">    guideId</text:p>
      <text:p text:style-name="P329">    habitId</text:p>
      <text:p text:style-name="P330"><text:span text:style-name="T331"> <text:s/></text:span><text:span text:style-name="T332">}</text:span></text:p>
      <text:p text:style-name="P333">}</text:p>
      <text:p text:style-name="P334"/>
      <text:p text:style-name="P335">Mostrar una guía detallada</text:p>
      <text:p text:style-name="P336">query {</text:p>
      <text:p text:style-name="P337"><text:span text:style-name="T338"><text:s text:c="2"/></text:span><text:span text:style-name="T339">getGuideDetail(id: "1") {</text:span></text:p>
      <text:p text:style-name="P340"><text:s text:c="4"/>id</text:p>
      <text:p text:style-name="P341"><text:s text:c="4"/>title</text:p>
      <text:p text:style-name="P342"><text:s text:c="4"/>content</text:p>
      <text:p text:style-name="P343"><text:s text:c="4"/>category</text:p>
      <text:p text:style-name="P344"><text:s text:c="4"/>userId</text:p>
      <text:p text:style-name="P345"><text:s text:c="4"/>recommendHabit {</text:p>
      <text:p text:style-name="P346"><text:s text:c="6"/>id</text:p>
      <text:p text:style-name="P347"><text:s text:c="6"/>name</text:p>
      <text:p text:style-name="P348"><text:s text:c="6"/>category</text:p>
      <text:p text:style-name="P349"><text:s text:c="4"/>}</text:p>
      <text:p text:style-name="P350"><text:span text:style-name="T351"><text:s text:c="2"/></text:span><text:span text:style-name="T352">}</text:span></text:p>
      <text:p text:style-name="P353"><text:span text:style-name="T354">}</text:span></text:p>
      <text:soft-page-break/>
      <text:list text:style-name="LFO1" text:continue-numbering="true">
        <text:list-item>
          <text:p text:style-name="P355">Recordatorios Activos: Página donde se listan todos los recordatorios configurados por el usuario.</text:p>
        </text:list-item>
      </text:list>
      <text:p text:style-name="P356"><text:span text:style-name="T357">Crear recordatorio</text:span><text:span text:style-name="T358"><text:line-break/>mutation {</text:span></text:p>
      <text:p text:style-name="P359">  createReminder(input: {</text:p>
      <text:p text:style-name="P360">    habitId: 3</text:p>
      <text:p text:style-name="P361"><text:span text:style-name="T362">   <text:s/></text:span><text:span text:style-name="T363">time: "07:30"</text:span></text:p>
      <text:p text:style-name="P364">    frequency: "DAILY"</text:p>
      <text:p text:style-name="P365">  }) {</text:p>
      <text:p text:style-name="P366">    id</text:p>
      <text:p text:style-name="P367">    userId</text:p>
      <text:p text:style-name="P368">    habitId</text:p>
      <text:p text:style-name="P369"><text:span text:style-name="T370">   <text:s/></text:span><text:span text:style-name="T371">time</text:span></text:p>
      <text:p text:style-name="P372">    frequency</text:p>
      <text:p text:style-name="P373">  }</text:p>
      <text:p text:style-name="P374">}</text:p>
      <text:p text:style-name="P375"/>
      <text:p text:style-name="P376">Listar recordatorios del autenticado</text:p>
      <text:p text:style-name="P377">query {</text:p>
      <text:p text:style-name="P378"><text:s text:c="2"/>getMyReminderList {</text:p>
      <text:p text:style-name="P379"><text:s text:c="4"/>id</text:p>
      <text:p text:style-name="P380"><text:s text:c="4"/>frequency</text:p>
      <text:p text:style-name="P381"><text:s text:c="4"/>habit {</text:p>
      <text:p text:style-name="P382"><text:s text:c="6"/>id</text:p>
      <text:p text:style-name="P383"><text:s text:c="6"/>name</text:p>
      <text:p text:style-name="P384"><text:s text:c="6"/>category</text:p>
      <text:p text:style-name="P385"><text:s text:c="4"/>}</text:p>
      <text:p text:style-name="P386"><text:s text:c="2"/>}</text:p>
      <text:p text:style-name="P387"><text:span text:style-name="T388">}</text:span></text:p>
      <text:soft-page-break/>
      <text:list text:style-name="LFO1" text:continue-numbering="true">
        <text:list-item>
          <text:p text:style-name="P389">Favoritos del Usuario: Página que muestra los hábitos marcados como favoritos por el usuario.</text:p>
        </text:list-item>
      </text:list>
      <text:p text:style-name="P390">Crear Favorito</text:p>
      <text:p text:style-name="P391">mutation {</text:p>
      <text:p text:style-name="P392">  createFavoriteHabit(input: {</text:p>
      <text:p text:style-name="P393"><text:span text:style-name="T394">   <text:s/></text:span><text:span text:style-name="T395">habitId: 3</text:span></text:p>
      <text:p text:style-name="P396">  }) {</text:p>
      <text:p text:style-name="P397">    id</text:p>
      <text:p text:style-name="P398">    userId</text:p>
      <text:p text:style-name="P399">    habitId</text:p>
      <text:p text:style-name="P400">  }</text:p>
      <text:p text:style-name="P401">}</text:p>
      <text:p text:style-name="P402"/>
      <text:p text:style-name="P403">Listar Favoritos del Autenticado</text:p>
      <text:p text:style-name="P404">query {</text:p>
      <text:p text:style-name="P405"><text:s text:c="2"/>getFavoriteHabitsListByUser {</text:p>
      <text:p text:style-name="P406"><text:s text:c="4"/>id</text:p>
      <text:p text:style-name="P407"><text:s text:c="4"/>name</text:p>
      <text:p text:style-name="P408"><text:s text:c="4"/>category</text:p>
      <text:p text:style-name="P409"><text:s text:c="2"/>}</text:p>
      <text:p text:style-name="P410"><text:span text:style-name="T411">}</text:span></text:p>
      <text:soft-page-break/>
      <text:list text:style-name="LFO1" text:continue-numbering="true">
        <text:list-item>
          <text:p text:style-name="P412">Login y Registro: Páginas para autenticación, recuperación y registro de nuevos usuarios.</text:p>
        </text:list-item>
      </text:list>
      <text:p text:style-name="P413">Registro</text:p>
      <text:p text:style-name="P414">mutation {</text:p>
      <text:p text:style-name="P415"><text:s text:c="2"/>createUser(input: {</text:p>
      <text:p text:style-name="P416"><text:s text:c="4"/>name: "Juan Pérez"</text:p>
      <text:p text:style-name="P417"><text:s text:c="4"/>email: "juan@example.com"</text:p>
      <text:p text:style-name="P418"><text:s text:c="4"/>password: "123456"</text:p>
      <text:p text:style-name="P419"><text:s text:c="4"/>role: "USER"</text:p>
      <text:p text:style-name="P420"><text:s text:c="2"/>}) {</text:p>
      <text:p text:style-name="P421"><text:s text:c="4"/>id</text:p>
      <text:p text:style-name="P422"><text:s text:c="4"/>name</text:p>
      <text:p text:style-name="P423"><text:s text:c="4"/>email</text:p>
      <text:p text:style-name="P424"><text:s text:c="4"/>role</text:p>
      <text:p text:style-name="P425"><text:span text:style-name="T426"><text:s text:c="2"/>}</text:span></text:p>
      <text:p text:style-name="P427">}</text:p>
      <text:p text:style-name="P428"/>
      <text:p text:style-name="P429"/>
      <text:p text:style-name="P430"/>
      <text:p text:style-name="P431">Login</text:p>
      <text:p text:style-name="P432"/>
      <text:p text:style-name="P433">mutation {</text:p>
      <text:p text:style-name="P434"><text:s text:c="2"/>login(email: "juan@example.com", password: "123456")</text:p>
      <text:p text:style-name="P435">}</text:p>
      <text:p text:style-name="P436"/>
      <text:p text:style-name="P437"/>
      <text:p text:style-name="P438">Recuperar contraseña:</text:p>
      <text:p text:style-name="P439">Envía un email con el link (Lo envía por consola) que incluye el token.</text:p>
      <text:p text:style-name="P440">mutation {</text:p>
      <text:p text:style-name="P441">  requestPasswordReset(email: "user.normal@example.com")</text:p>
      <text:p text:style-name="P442">}</text:p>
      <text:p text:style-name="P443"/>
      <text:p text:style-name="P444"/>
      <text:p text:style-name="P445"/>
      <text:p text:style-name="P446"/>
      <text:p text:style-name="P447"/>
      <text:soft-page-break/>
      <text:p text:style-name="P448">Aplicar el cambio con el token:</text:p>
      <text:p text:style-name="P449">mutation {</text:p>
      <text:p text:style-name="P450">  resetPassword(token: "Sop7C8CkISc2UNA0KGD5Hmx0_T_PlSFj", newPassword: "Nueva#Segura123")</text:p>
      <text:p text:style-name="P451">}</text:p>
      <text:p text:style-name="P452"/>
      <text:p text:style-name="P453"/>
      <text:p text:style-name="P454">Cambiar mi contraseña autenticado:</text:p>
      <text:p text:style-name="P455">Para el usuario logueado que recuerda su clave actual.</text:p>
      <text:p text:style-name="P456">Necesita tener el token activo</text:p>
      <text:p text:style-name="P457">mutation {</text:p>
      <text:p text:style-name="P458"><text:span text:style-name="T459"><text:s text:c="2"/></text:span><text:span text:style-name="T460">changeMyPassword(oldPassword: "123456", newPassword: "Nueva#Segura123")</text:span></text:p>
      <text:p text:style-name="P461">}</text:p>
      <text:p text:style-name="P462"/>
      <text:p text:style-name="P463"/>
      <text:p text:style-name="P464"/>
      <text:list text:style-name="LFO1" text:continue-numbering="true">
        <text:list-item>
          <text:p text:style-name="P465">Lista de Usuarios (modo Coach): Página exclusiva para coaches donde se pueden ver usuarios asignados.</text:p>
        </text:list-item>
      </text:list>
      <text:p text:style-name="P466">Crear coach</text:p>
      <text:p text:style-name="P467">mutation {</text:p>
      <text:p text:style-name="P468">  createUser(input:{</text:p>
      <text:p text:style-name="P469">    name:"Coach"</text:p>
      <text:p text:style-name="P470">    email:"coach@example.com"</text:p>
      <text:p text:style-name="P471">    password:"Coach123!"</text:p>
      <text:p text:style-name="P472">    isCoach:true</text:p>
      <text:p text:style-name="P473">    permissions:[</text:p>
      <text:p text:style-name="P474">      {module: HABITS, permission: MUTATE}</text:p>
      <text:p text:style-name="P475">      {module: ROUTINES, permission: MUTATE}</text:p>
      <text:p text:style-name="P476">      {module: REMINDERS, permission: MUTATE}</text:p>
      <text:p text:style-name="P477">    ]</text:p>
      <text:p text:style-name="P478">  }) { id email isCoach }</text:p>
      <text:p text:style-name="P479">}</text:p>
      <text:p text:style-name="P480"/>
      <text:p text:style-name="P481">LOGING</text:p>
      <text:p text:style-name="P482"/>
      <text:p text:style-name="P483">mutation { login(email:"coach@example.com", <text:s/>password:"Coach123!") }</text:p>
      <text:p text:style-name="P484"/>
      <text:p text:style-name="P485">Registrar usuario asignado a un coach</text:p>
      <text:p text:style-name="P486">mutation {</text:p>
      <text:p text:style-name="P487"><text:s text:c="2"/>createUser(input:{</text:p>
      <text:p text:style-name="P488"><text:s text:c="4"/>name:"Ana", email:"ana@x.com", password:"123456",</text:p>
      <text:p text:style-name="P489"><text:s text:c="4"/>isCoach:false, assignedCoachId: 2</text:p>
      <text:p text:style-name="P490"><text:s text:c="2"/>}) { id name assignedCoachId }</text:p>
      <text:soft-page-break/>
      <text:p text:style-name="P491">}</text:p>
      <text:p text:style-name="P492"/>
      <text:p text:style-name="P493">Ver los usuarios asignados de un coach<text:s/></text:p>
      <text:p text:style-name="P494">query {</text:p>
      <text:p text:style-name="P495"><text:s text:c="2"/>myCoachees {</text:p>
      <text:p text:style-name="P496"><text:s text:c="4"/>id name email assignedCoachId</text:p>
      <text:p text:style-name="P497"><text:span text:style-name="T498"><text:s text:c="2"/></text:span><text:span text:style-name="T499">}</text:span></text:p>
      <text:p text:style-name="P500">}</text:p>
      <text:p text:style-name="P501"/>
      <text:p text:style-name="P502"/>
      <text:p text:style-name="P503"/>
      <text:p text:style-name="P504"/>
      <text:p text:style-name="P505"/>
      <text:p text:style-name="P506"/>
      <text:list text:style-name="LFO1" text:continue-numbering="true">
        <text:list-item>
          <text:p text:style-name="P507">Estadísticas Mensuales: Página donde se visualizan datos agregados del avance mensual por categoría.</text:p>
        </text:list-item>
      </text:list>
      <text:p text:style-name="Párrafodelista"/>
      <text:p text:style-name="P508">Mis estadísticas del mes</text:p>
      <text:p text:style-name="Párrafodelista"/>
      <text:p text:style-name="Párrafodelista">query {</text:p>
      <text:p text:style-name="Párrafodelista"><text:s text:c="2"/><text:span text:style-name="T509">monthlyCategoryStats(year: 2025, month: 9) {</text:span></text:p>
      <text:p text:style-name="P510"><text:s text:c="4"/>month category totalCompletions uniqueDays</text:p>
      <text:p text:style-name="P511"><text:s text:c="4"/>avgPerActiveDay totalDurationMinutes activeDayRatio</text:p>
      <text:p text:style-name="P512"><text:s text:c="4"/>weeksActive avgPerActiveWeek</text:p>
      <text:p text:style-name="P513"><text:s text:c="2"/>}</text:p>
      <text:p text:style-name="Párrafodelista">}</text:p>
      <text:p text:style-name="Párrafodelista"/>
      <text:p text:style-name="P514">Global (solo con PROGRESS:CONSULT)</text:p>
      <text:p text:style-name="P515">query {</text:p>
      <text:p text:style-name="P516"><text:s text:c="2"/>monthlyCategoryStats(year: 2025, month: 9, userId: null) {</text:p>
      <text:p text:style-name="P517"><text:s text:c="4"/>category totalCompletions totalDurationMinutes</text:p>
      <text:p text:style-name="P518"><text:s text:c="2"/>}</text:p>
      <text:p text:style-name="P519">}</text:p>
      <text:p text:style-name="P520"/>
      <text:p text:style-name="P521">Todo el año (sin month)</text:p>
      <text:p text:style-name="P522">query {</text:p>
      <text:p text:style-name="P523"><text:s text:c="2"/>monthlyCategoryStats(year: 2025) {</text:p>
      <text:p text:style-name="P524"><text:s text:c="4"/>month category totalCompletions weeksActive avgPerActiveWeek</text:p>
      <text:p text:style-name="P525"><text:s text:c="2"/>}</text:p>
      <text:p text:style-name="Párrafodelista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es" fo:country="CR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 fo:language="es" fo:country="CR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 fo:language="es" fo:country="CR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 fo:language="es" fo:country="CR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 fo:language="es" fo:country="CR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 fo:language="es" fo:country="CR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 fo:language="es" fo:country="CR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 fo:language="es" fo:country="CR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 fo:language="es" fo:country="CR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 fo:language="es" fo:country="CR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s" fo:country="CR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 fo:language="es" fo:country="CR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 fo:language="es" fo:country="C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 fo:language="es" fo:country="C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ariana Hernandez</meta:initial-creator>
    <dc:creator>Jordy Estrada</dc:creator>
    <meta:creation-date>2025-09-22T22:40:00Z</meta:creation-date>
    <dc:date>2025-09-22T22:40:00Z</dc:date>
    <meta:template xlink:href="Normal" xlink:type="simple"/>
    <meta:editing-cycles>2</meta:editing-cycles>
    <meta:editing-duration>PT180S</meta:editing-duration>
    <meta:document-statistic meta:page-count="20" meta:paragraph-count="18" meta:word-count="1430" meta:character-count="9280" meta:row-count="65" meta:non-whitespace-character-count="7868"/>
  </office:meta>
</office:document-meta>
</file>